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.5cm" svg:height="1.5cm" svg:x="7.1cm" svg:y="3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cm" svg:height="1.5cm" svg:x="11cm" svg:y="3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6cm" svg:y1="3.85cm" svg:x2="11cm" svg:y2="3.85cm" draw:start-shape="id1" draw:start-glue-point="10" draw:end-shape="id2" draw:end-glue-point="6" svg:d="m8600 3850h2400">
          <text:p/>
        </draw:connector>
        <draw:custom-shape draw:style-name="gr1" draw:text-style-name="P1" xml:id="id3" draw:id="id3" draw:layer="layout" svg:width="1.5cm" svg:height="1.5cm" svg:x="7.3cm" svg:y="8.1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.5cm" svg:x="11.7cm" svg:y="8.3cm">
          <text:p text:style-name="P1">B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cm" svg:height="1.5cm" svg:x="10.9cm" svg:y="11cm">
          <text:p text:style-name="P1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cm" svg:height="1.5cm" svg:x="8.5cm" svg:y="12.6cm">
          <text:p text:style-name="P1">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8cm" svg:y1="8.85cm" svg:x2="11.7cm" svg:y2="9.05cm" draw:start-shape="id3" draw:start-glue-point="10" draw:end-shape="id4" draw:end-glue-point="6" svg:d="m8800 8850 2900 200">
          <text:p/>
        </draw:connector>
        <draw:connector draw:style-name="gr2" draw:text-style-name="P1" draw:layer="layout" draw:type="line" svg:x1="8.05cm" svg:y1="9.6cm" svg:x2="9.25cm" svg:y2="12.6cm" draw:start-shape="id3" draw:start-glue-point="8" draw:end-shape="id5" draw:end-glue-point="4" svg:d="m8050 9600 1200 3000">
          <text:p/>
        </draw:connector>
        <draw:connector draw:style-name="gr2" draw:text-style-name="P1" draw:layer="layout" draw:type="line" svg:x1="8.581cm" svg:y1="9.381cm" svg:x2="11.119cm" svg:y2="11.219cm" draw:start-shape="id3" draw:start-glue-point="9" draw:end-shape="id6" draw:end-glue-point="5" svg:d="m8581 9381 2538 1838">
          <text:p/>
        </draw:connector>
        <draw:custom-shape draw:style-name="gr1" draw:text-style-name="P1" xml:id="id7" draw:id="id7" draw:layer="layout" svg:width="1.5cm" svg:height="1.5cm" svg:x="8.7cm" svg:y="17.7cm">
          <text:p text:style-name="P1">A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1.5cm" svg:height="1.5cm" svg:x="13cm" svg:y="16.9cm">
          <text:p text:style-name="P1">B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5cm" svg:height="1.5cm" svg:x="13.4cm" svg:y="19.7cm">
          <text:p text:style-name="P1">B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1.5cm" svg:height="1.5cm" svg:x="11.7cm" svg:y="21.7cm">
          <text:p text:style-name="P1">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cm" svg:y1="18.45cm" svg:x2="13cm" svg:y2="17.65cm" draw:start-shape="id7" draw:start-glue-point="10" draw:end-shape="id8" draw:end-glue-point="6" svg:d="m10200 18450 2800-800">
          <text:p/>
        </draw:connector>
        <draw:connector draw:style-name="gr2" draw:text-style-name="P1" draw:layer="layout" draw:type="line" svg:x1="9.45cm" svg:y1="19.2cm" svg:x2="12.45cm" svg:y2="21.7cm" draw:start-shape="id7" draw:start-glue-point="8" draw:end-shape="id9" draw:end-glue-point="4" svg:d="m9450 19200 3000 2500">
          <text:p/>
        </draw:connector>
        <draw:connector draw:style-name="gr2" draw:text-style-name="P1" draw:layer="layout" draw:type="line" svg:x1="9.981cm" svg:y1="18.981cm" svg:x2="13.619cm" svg:y2="19.919cm" draw:start-shape="id7" draw:start-glue-point="9" draw:end-shape="id10" draw:end-glue-point="5" svg:d="m9981 18981 3638 938">
          <text:p/>
        </draw:connector>
        <draw:custom-shape draw:style-name="gr1" draw:text-style-name="P1" xml:id="id11" draw:id="id11" draw:layer="layout" svg:width="1.5cm" svg:height="1.5cm" svg:x="7.7cm" svg:y="23.2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5cm" svg:height="1.5cm" svg:x="6.1cm" svg:y="20.4cm">
          <text:p text:style-name="P1">B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5cm" svg:height="1.5cm" svg:x="10.4cm" svg:y="26.8cm">
          <text:p text:style-name="P1">B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5cm" svg:height="1.5cm" svg:x="5.5cm" svg:y="26.8cm">
          <text:p text:style-name="P1">B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45cm" svg:y1="24.7cm" svg:x2="6.25cm" svg:y2="26.8cm" draw:start-shape="id11" draw:start-glue-point="8" draw:end-shape="id12" draw:end-glue-point="4" svg:d="m8450 24700-2200 2100">
          <text:p/>
        </draw:connector>
        <draw:connector draw:style-name="gr2" draw:text-style-name="P1" draw:layer="layout" draw:type="line" svg:x1="8.981cm" svg:y1="24.481cm" svg:x2="10.619cm" svg:y2="27.019cm" draw:start-shape="id11" draw:start-glue-point="9" draw:end-shape="id13" draw:end-glue-point="5" svg:d="m8981 24481 1638 2538">
          <text:p/>
        </draw:connector>
        <draw:connector draw:style-name="gr3" draw:text-style-name="P1" draw:layer="layout" draw:type="line" svg:x1="8.981cm" svg:y1="23.419cm" svg:x2="11.7cm" svg:y2="22.45cm" draw:start-shape="id11" draw:start-glue-point="11" draw:end-shape="id9" draw:end-glue-point="6" svg:d="m8981 23419 2719-969">
          <text:p/>
        </draw:connector>
        <draw:connector draw:style-name="gr3" draw:text-style-name="P1" draw:layer="layout" draw:type="line" svg:x1="7.919cm" svg:y1="23.419cm" svg:x2="6.85cm" svg:y2="21.9cm" draw:start-shape="id11" draw:start-glue-point="5" draw:end-shape="id14" draw:end-glue-point="8" svg:d="m7919 23419-1069-1519">
          <text:p/>
        </draw:connector>
        <draw:connector draw:style-name="gr3" draw:text-style-name="P1" draw:layer="layout" draw:type="line" svg:x1="8.919cm" svg:y1="18.981cm" svg:x2="7.381cm" svg:y2="20.619cm" draw:start-shape="id7" draw:start-glue-point="7" draw:end-shape="id14" draw:end-glue-point="11" svg:d="m8919 18981-1538 1638">
          <text:p/>
        </draw:connector>
        <draw:frame draw:style-name="gr4" draw:layer="layout" svg:width="3.783cm" svg:height="0.962cm" svg:x="7.8cm" svg:y="1.238cm">
          <draw:text-box>
            <text:p>One to One</text:p>
          </draw:text-box>
        </draw:frame>
        <draw:frame draw:style-name="gr4" draw:layer="layout" svg:width="8.473cm" svg:height="0.962cm" svg:x="5.827cm" svg:y="5.938cm">
          <draw:text-box>
            <text:p>One to Many – Many to One</text:p>
          </draw:text-box>
        </draw:frame>
        <draw:frame draw:style-name="gr4" draw:layer="layout" svg:width="4.486cm" svg:height="0.962cm" svg:x="7.714cm" svg:y="15.7cm">
          <draw:text-box>
            <text:p>Many to Many</text:p>
          </draw:text-box>
        </draw:frame>
        <draw:line draw:style-name="gr3" draw:text-style-name="P1" draw:layer="layout" svg:x1="1.6cm" svg:y1="5.2cm" svg:x2="19.5cm" svg:y2="5.2cm">
          <text:p/>
        </draw:line>
        <draw:line draw:style-name="gr3" draw:text-style-name="P1" draw:layer="layout" svg:x1="1.6cm" svg:y1="15cm" svg:x2="19.5cm" svg:y2="15cm">
          <text:p/>
        </draw:line>
      </draw:page>
      <draw:page draw:name="page2" draw:style-name="dp1" draw:master-page-name="Predeterminado">
        <draw:custom-shape draw:style-name="gr1" draw:text-style-name="P1" xml:id="id15" draw:id="id15" draw:layer="layout" svg:width="1.5cm" svg:height="1.5cm" svg:x="2.6cm" svg:y="2.8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5cm" svg:height="1.5cm" svg:x="7cm" svg:y="3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5cm" svg:height="1.5cm" svg:x="6.2cm" svg:y="5.7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5cm" svg:height="1.5cm" svg:x="3.8cm" svg:y="7.3cm">
          <text:p text:style-name="P1">A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1cm" svg:y1="3.55cm" svg:x2="7cm" svg:y2="3.75cm" draw:start-shape="id15" draw:start-glue-point="10" draw:end-shape="id16" draw:end-glue-point="6" svg:d="m4100 3550 2900 200">
          <text:p/>
        </draw:connector>
        <draw:connector draw:style-name="gr2" draw:text-style-name="P1" draw:layer="layout" draw:type="line" svg:x1="3.35cm" svg:y1="4.3cm" svg:x2="4.55cm" svg:y2="7.3cm" draw:start-shape="id15" draw:start-glue-point="8" draw:end-shape="id17" draw:end-glue-point="4" svg:d="m3350 4300 1200 3000">
          <text:p/>
        </draw:connector>
        <draw:connector draw:style-name="gr2" draw:text-style-name="P1" draw:layer="layout" draw:type="line" svg:x1="3.881cm" svg:y1="4.081cm" svg:x2="6.419cm" svg:y2="5.919cm" draw:start-shape="id15" draw:start-glue-point="9" draw:end-shape="id18" draw:end-glue-point="5" svg:d="m3881 4081 2538 1838">
          <text:p/>
        </draw:connector>
        <draw:custom-shape draw:style-name="gr1" draw:text-style-name="P1" xml:id="id19" draw:id="id19" draw:layer="layout" svg:width="1.5cm" svg:height="1.5cm" svg:x="10.4cm" svg:y="4.9cm">
          <text:p text:style-name="P1">A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5cm" svg:height="1.5cm" svg:x="14.8cm" svg:y="5.1cm">
          <text:p text:style-name="P1">A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1.5cm" svg:height="1.5cm" svg:x="14cm" svg:y="7.8cm">
          <text:p text:style-name="P1">A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1.5cm" svg:height="1.5cm" svg:x="11.6cm" svg:y="9.4cm">
          <text:p text:style-name="P1">A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9cm" svg:y1="5.65cm" svg:x2="14.8cm" svg:y2="5.85cm" draw:start-shape="id19" draw:start-glue-point="10" draw:end-shape="id20" draw:end-glue-point="6" svg:d="m11900 5650 2900 200">
          <text:p/>
        </draw:connector>
        <draw:connector draw:style-name="gr2" draw:text-style-name="P1" draw:layer="layout" draw:type="line" svg:x1="11.15cm" svg:y1="6.4cm" svg:x2="12.35cm" svg:y2="9.4cm" draw:start-shape="id19" draw:start-glue-point="8" draw:end-shape="id21" draw:end-glue-point="4" svg:d="m11150 6400 1200 3000">
          <text:p/>
        </draw:connector>
        <draw:connector draw:style-name="gr2" draw:text-style-name="P1" draw:layer="layout" draw:type="line" svg:x1="11.681cm" svg:y1="6.181cm" svg:x2="14.219cm" svg:y2="8.019cm" draw:start-shape="id19" draw:start-glue-point="9" draw:end-shape="id22" draw:end-glue-point="5" svg:d="m11681 6181 2538 1838">
          <text:p/>
        </draw:connector>
        <draw:connector draw:style-name="gr3" draw:text-style-name="P1" draw:layer="layout" draw:type="line" svg:x1="8.281cm" svg:y1="4.281cm" svg:x2="10.619cm" svg:y2="5.119cm" draw:start-shape="id16" draw:start-glue-point="9" draw:end-shape="id19" draw:end-glue-point="5" svg:d="m8281 4281 2338 838">
          <text:p/>
        </draw:connector>
        <draw:custom-shape draw:style-name="gr1" draw:text-style-name="P1" xml:id="id23" draw:id="id23" draw:layer="layout" svg:width="1.5cm" svg:height="1.5cm" svg:x="6.4cm" svg:y="9.8cm">
          <text:p text:style-name="P1">A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1.5cm" svg:height="1.5cm" svg:x="9.3cm" svg:y="11.4cm">
          <text:p text:style-name="P1">A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4" draw:id="id24" draw:layer="layout" svg:width="1.5cm" svg:height="1.5cm" svg:x="4.2cm" svg:y="11.8cm">
          <text:p text:style-name="P1">A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15cm" svg:y1="11.3cm" svg:x2="4.95cm" svg:y2="11.8cm" draw:start-shape="id23" draw:start-glue-point="8" draw:end-shape="id24" draw:end-glue-point="4" svg:d="m7150 11300-2200 500">
          <text:p/>
        </draw:connector>
        <draw:connector draw:style-name="gr2" draw:text-style-name="P1" draw:layer="layout" draw:type="line" svg:x1="7.681cm" svg:y1="11.081cm" svg:x2="9.519cm" svg:y2="11.619cm" draw:start-shape="id23" draw:start-glue-point="9" draw:end-shape="id25" draw:end-glue-point="5" svg:d="m7681 11081 1838 538">
          <text:p/>
        </draw:connector>
        <draw:connector draw:style-name="gr3" draw:text-style-name="P1" draw:layer="layout" draw:type="line" svg:x1="5.081cm" svg:y1="8.581cm" svg:x2="7.15cm" svg:y2="9.8cm" draw:start-shape="id17" draw:start-glue-point="9" draw:end-shape="id23" draw:end-glue-point="4" svg:d="m5081 8581 2069 1219">
          <text:p/>
        </draw:connector>
        <draw:custom-shape draw:style-name="gr1" draw:text-style-name="P1" xml:id="id26" draw:id="id26" draw:layer="layout" svg:width="1.5cm" svg:height="1.5cm" svg:x="3.2cm" svg:y="16.7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1.5cm" svg:height="1.5cm" svg:x="7.6cm" svg:y="16.9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1.5cm" svg:height="1.5cm" svg:x="6.8cm" svg:y="19.6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1.5cm" svg:height="1.5cm" svg:x="4.4cm" svg:y="21.2cm">
          <text:p text:style-name="P1">A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7cm" svg:y1="17.45cm" svg:x2="7.6cm" svg:y2="17.65cm" draw:start-shape="id26" draw:start-glue-point="10" draw:end-shape="id27" draw:end-glue-point="6" svg:d="m4700 17450 2900 200">
          <text:p/>
        </draw:connector>
        <draw:connector draw:style-name="gr2" draw:text-style-name="P1" draw:layer="layout" draw:type="line" svg:x1="3.95cm" svg:y1="18.2cm" svg:x2="5.15cm" svg:y2="21.2cm" draw:start-shape="id26" draw:start-glue-point="8" draw:end-shape="id28" draw:end-glue-point="4" svg:d="m3950 18200 1200 3000">
          <text:p/>
        </draw:connector>
        <draw:connector draw:style-name="gr2" draw:text-style-name="P1" draw:layer="layout" draw:type="line" svg:x1="4.481cm" svg:y1="17.981cm" svg:x2="7.019cm" svg:y2="19.819cm" draw:start-shape="id26" draw:start-glue-point="9" draw:end-shape="id29" draw:end-glue-point="5" svg:d="m4481 17981 2538 1838">
          <text:p/>
        </draw:connector>
        <draw:custom-shape draw:style-name="gr1" draw:text-style-name="P1" xml:id="id30" draw:id="id30" draw:layer="layout" svg:width="1.5cm" svg:height="1.5cm" svg:x="11cm" svg:y="18.8cm">
          <text:p text:style-name="P1">A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1.5cm" svg:height="1.5cm" svg:x="15.4cm" svg:y="19cm">
          <text:p text:style-name="P1">A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1.5cm" svg:height="1.5cm" svg:x="14.6cm" svg:y="21.7cm">
          <text:p text:style-name="P1">A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1.5cm" svg:height="1.5cm" svg:x="12.2cm" svg:y="23.3cm">
          <text:p text:style-name="P1">A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5cm" svg:y1="19.55cm" svg:x2="15.4cm" svg:y2="19.75cm" draw:start-shape="id30" draw:start-glue-point="10" draw:end-shape="id31" draw:end-glue-point="6" svg:d="m12500 19550 2900 200">
          <text:p/>
        </draw:connector>
        <draw:connector draw:style-name="gr2" draw:text-style-name="P1" draw:layer="layout" draw:type="line" svg:x1="11.75cm" svg:y1="20.3cm" svg:x2="12.95cm" svg:y2="23.3cm" draw:start-shape="id30" draw:start-glue-point="8" draw:end-shape="id32" draw:end-glue-point="4" svg:d="m11750 20300 1200 3000">
          <text:p/>
        </draw:connector>
        <draw:connector draw:style-name="gr2" draw:text-style-name="P1" draw:layer="layout" draw:type="line" svg:x1="12.281cm" svg:y1="20.081cm" svg:x2="14.819cm" svg:y2="21.919cm" draw:start-shape="id30" draw:start-glue-point="9" draw:end-shape="id33" draw:end-glue-point="5" svg:d="m12281 20081 2538 1838">
          <text:p/>
        </draw:connector>
        <draw:connector draw:style-name="gr3" draw:text-style-name="P1" draw:layer="layout" draw:type="line" svg:x1="8.881cm" svg:y1="18.181cm" svg:x2="11.219cm" svg:y2="19.019cm" draw:start-shape="id27" draw:start-glue-point="9" draw:end-shape="id30" draw:end-glue-point="5" svg:d="m8881 18181 2338 838">
          <text:p/>
        </draw:connector>
        <draw:custom-shape draw:style-name="gr1" draw:text-style-name="P1" xml:id="id34" draw:id="id34" draw:layer="layout" svg:width="1.5cm" svg:height="1.5cm" svg:x="7cm" svg:y="23.7cm">
          <text:p text:style-name="P1">A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1.5cm" svg:height="1.5cm" svg:x="10.8cm" svg:y="26.1cm">
          <text:p text:style-name="P1">A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5" draw:id="id35" draw:layer="layout" svg:width="1.5cm" svg:height="1.5cm" svg:x="4.9cm" svg:y="26.4cm">
          <text:p text:style-name="P1">A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75cm" svg:y1="25.2cm" svg:x2="5.65cm" svg:y2="26.4cm" draw:start-shape="id34" draw:start-glue-point="8" draw:end-shape="id35" draw:end-glue-point="4" svg:d="m7750 25200-2100 1200">
          <text:p/>
        </draw:connector>
        <draw:connector draw:style-name="gr2" draw:text-style-name="P1" draw:layer="layout" draw:type="line" svg:x1="8.281cm" svg:y1="24.981cm" svg:x2="11.019cm" svg:y2="26.319cm" draw:start-shape="id34" draw:start-glue-point="9" draw:end-shape="id36" draw:end-glue-point="5" svg:d="m8281 24981 2738 1338">
          <text:p/>
        </draw:connector>
        <draw:connector draw:style-name="gr3" draw:text-style-name="P1" draw:layer="layout" draw:type="line" svg:x1="5.681cm" svg:y1="22.481cm" svg:x2="7.75cm" svg:y2="23.7cm" draw:start-shape="id28" draw:start-glue-point="9" draw:end-shape="id34" draw:end-glue-point="4" svg:d="m5681 22481 2069 1219">
          <text:p/>
        </draw:connector>
        <draw:connector draw:style-name="gr3" draw:text-style-name="P1" draw:layer="layout" draw:type="line" svg:x1="5.9cm" svg:y1="21.95cm" svg:x2="7.55cm" svg:y2="21.1cm" draw:start-shape="id28" draw:start-glue-point="10" draw:end-shape="id29" draw:end-glue-point="8" svg:d="m5900 21950 1650-850">
          <text:p/>
        </draw:connector>
        <draw:connector draw:style-name="gr3" draw:text-style-name="P1" draw:layer="layout" draw:type="line" svg:x1="8.281cm" svg:y1="23.919cm" svg:x2="11.219cm" svg:y2="20.081cm" draw:start-shape="id34" draw:start-glue-point="11" draw:end-shape="id30" draw:end-glue-point="7" svg:d="m8281 23919 2938-3838">
          <text:p/>
        </draw:connector>
        <draw:connector draw:style-name="gr3" draw:text-style-name="P1" draw:layer="layout" draw:type="line" svg:x1="8.5cm" svg:y1="24.45cm" svg:x2="12.2cm" svg:y2="24.05cm" draw:start-shape="id34" draw:start-glue-point="10" draw:end-shape="id32" draw:end-glue-point="6" svg:d="m8500 24450 3700-400">
          <text:p/>
        </draw:connector>
        <draw:connector draw:style-name="gr3" draw:text-style-name="P1" draw:layer="layout" draw:type="line" svg:x1="15.881cm" svg:y1="21.919cm" svg:x2="16.15cm" svg:y2="20.5cm" draw:start-shape="id33" draw:start-glue-point="11" draw:end-shape="id31" draw:end-glue-point="8" svg:d="m15881 21919 269-1419">
          <text:p/>
        </draw:connector>
        <draw:frame draw:style-name="gr4" draw:layer="layout" svg:width="10.124cm" svg:height="0.962cm" svg:x="6.2cm" svg:y="1.2cm">
          <draw:text-box>
            <text:p>One to Many Autoreferente (árbol)</text:p>
          </draw:text-box>
        </draw:frame>
        <draw:frame draw:style-name="gr4" draw:layer="layout" svg:width="9.985cm" svg:height="0.962cm" svg:x="5.7cm" svg:y="15.1cm">
          <draw:text-box>
            <text:p>Many to Many Autoreferente (red)</text:p>
          </draw:text-box>
        </draw:frame>
        <draw:line draw:style-name="gr3" draw:text-style-name="P1" draw:layer="layout" svg:x1="1.5cm" svg:y1="14.3cm" svg:x2="19.7cm" svg:y2="1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da </meta:initial-creator>
    <meta:creation-date>2013-04-28T22:56:29</meta:creation-date>
    <dc:date>2013-04-28T23:15:38</dc:date>
    <dc:creator>juanda </dc:creator>
    <meta:editing-duration>PT6M48S</meta:editing-duration>
    <meta:editing-cycles>3</meta:editing-cycles>
    <meta:generator>LibreOffice/3.6$Linux_X86_64 LibreOffice_project/360m1$Build-2</meta:generator>
    <meta:document-statistic meta:object-count="80"/>
  </office:meta>
</office:document-meta>
</file>